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language="de" fo:country="DE" style:font-size-asian="18pt" style:font-size-complex="18pt"/>
    </style:style>
    <style:style style:name="P2" style:family="paragraph" style:parent-style-name="Standard">
      <style:text-properties style:font-name="Arial" fo:font-size="10pt" fo:language="de" fo:country="DE" style:font-size-asian="10pt" style:font-size-complex="10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5" style:family="paragraph" style:parent-style-name="Standard">
      <style:text-properties style:font-name="Arial" fo:font-size="10pt" fo:language="en" fo:country="GB" style:font-size-asian="10pt" style:font-size-complex="10pt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pt" fo:language="de" fo:country="DE" style:font-size-asian="10pt" style:font-size-complex="10pt"/>
    </style:style>
    <style:style style:name="P8" style:family="paragraph" style:parent-style-name="Standard">
      <style:text-properties style:font-name="Arial" fo:font-size="10pt" fo:language="en" fo:country="GB" style:font-size-asian="10pt" style:font-size-complex="10pt"/>
    </style:style>
    <style:style style:name="T1" style:family="text">
      <style:text-properties fo:language="de" fo:country="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DF Export aus Pinnacle </text:p>
      <text:p text:style-name="P2"/>
      <text:p text:style-name="P2">Der Export arbeitet über Ghostscript:</text:p>
      <text:p text:style-name="P2">Unter Solaris 8 Sparc ist Ghostscript unter /opt/sfw/share installiert.</text:p>
      <text:p text:style-name="P2">Unter Solaris 10 AMD <text:s/>ist Ghostscript unter <text:s/>/usr/sfw/bin</text:p>
      <text:p text:style-name="P2"/>
      <text:p text:style-name="P2">Die Datei .enviroment im HOME Verzeichnis muss um die Gostscript Libary Variable erweitert werden. <text:line-break/>setenv <text:tab/>GS_LIB /opt/sfw/share/ghostscript/fonts <text:tab/>Solaris 8</text:p>
      <text:p text:style-name="P2"><text:tab/>GS_LIB=/usr/sfw/bin/ghostscript/fonts<text:tab/><text:tab/>Solaris 10<text:line-break/><text:line-break/>Alle Scripte in das public Script Verzeichnis. <text:line-break/>Die Dateien mit der Endung sh müssen ausführbar sein. <text:s text:c="2"/></text:p>
      <text:p text:style-name="P2">Die Ausgabe landet im Ordner /home/p3rtp/Export/PDF </text:p>
      <text:p text:style-name="P2"><text:line-break/>Die Datei .netrc benötigt die Rechte 600 (nur rw für p3rtp) <text:line-break/>Diese Datei ist für den FTP Transfer nötig. </text:p>
      <text:p text:style-name="P2">machine<text:tab/>Ziel aus der /etc/hosts<text:line-break/>login <text:tab/>Login Name <text:line-break/>password <text:tab/>Login Password</text:p>
      <text:p text:style-name="P2"/>
      <text:p text:style-name="P2">Siehe man netrc für mehr Informationen.</text:p>
      <text:p text:style-name="P2"/>
      <text:p text:style-name="P2">Der Script PDF_HotScript.Script.bj startet eine neue Hot Script List mit den PDF Scripten. Wenn nötig wird das Ausgabefenster am Ende an den nächsten Script angepasst. </text:p>
      <text:p text:style-name="P2"/>
      <text:p text:style-name="P2">Die Datei Ablauf zeigt das Zusammenspiel der einzelnen Scripte.</text:p>
      <text:p text:style-name="P2"/>
      <text:p text:style-name="P2">Die Original HotSript List HotScript.Script.p3rtp sollte schreibgeschützt sein.</text:p>
      <text:p text:style-name="P2"/>
      <text:p text:style-name="P2">Fragen bitte per email an b.riis@strahlentherapie-hl.de</text:p>
      <text:p text:style-name="P6"/>
      <text:p text:style-name="P3"/>
      <text:p text:style-name="P4">PDF Export from Pinnacle.</text:p>
      <text:p text:style-name="P4"/>
      <text:p text:style-name="P5">The PDF based on GhostScript. Under <text:s/>Solaris 8 SPARC you will find the ghostscript files under /opt/sfw/share and under <text:span text:style-name="T1">Solaris 10 AMD ist Ghostscript unter <text:s/>/usr/sfw/bin</text:span></text:p>
      <text:p text:style-name="P5"/>
      <text:p text:style-name="P5">edit the enviroment File in the home Directory an add the line:</text:p>
      <text:p text:style-name="P2">setenv <text:tab/>GS_LIB /opt/sfw/share/ghostscript/fonts <text:tab/>Solaris 8</text:p>
      <text:p text:style-name="P2"><text:tab/>GS_LIB=/usr/sfw/bin/ghostscript/fonts<text:tab/><text:tab/>Solaris 10</text:p>
      <text:p text:style-name="P5"/>
      <text:p text:style-name="P5">Put all scripts into the public Script Folder.</text:p>
      <text:p text:style-name="P5">The Scripts with the Extension sh should be executable.</text:p>
      <text:p text:style-name="P5"/>
      <text:p text:style-name="P5">Create the Folder Export/PDF into your home Directory for the output.</text:p>
      <text:p text:style-name="P5"/>
      <text:p text:style-name="P5">You need the file .netrc to send the PDF to a FTP Server. See “man netrc” for more information. The file need read only rights (600)</text:p>
      <text:p text:style-name="P5"/>
      <text:p text:style-name="P5">If necessary the script will prepare the output window for the next Script.</text:p>
      <text:p text:style-name="P2"/>
      <text:p text:style-name="P5">See „Ablauf.PDF“ for an overview</text:p>
      <text:p text:style-name="P2"/>
      <text:p text:style-name="P5">The Start Hotscript List „HotScriptList.p3rtp“ should be read only.</text:p>
      <text:p text:style-name="P5"/>
      <text:p text:style-name="P5">If you need help, feel free to ask me </text:p>
      <text:p text:style-name="P5"/>
      <text:p text:style-name="P5"><text:s/>b.riis@strahlentherapie-hl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5-19T22:04:43</dc:date>
    <meta:editing-cycles>4</meta:editing-cycles>
    <meta:editing-duration>PT46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8" meta:word-count="335" meta:character-count="2050"/>
  </office:meta>
</office:document-meta>
</file>